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61.35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urons</text:p>
          </table:table-cell>
          <table:table-cell office:value-type="string" calcext:value-type="string">
            <text:p>features</text:p>
          </table:table-cell>
          <table:table-cell table:style-name="Default" office:value-type="string" calcext:value-type="string">
            <text:p>targets</text:p>
          </table:table-cell>
          <table:table-cell office:value-type="string" calcext:value-type="string">
            <text:p>hidden_layer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reg_type</text:p>
          </table:table-cell>
          <table:table-cell office:value-type="string" calcext:value-type="string">
            <text:p>reg_v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validation_spli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40-3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032708" calcext:value-type="float">
            <text:p>-0,032708</text:p>
          </table:table-cell>
          <table:table-cell office:value-type="float" office:value="1.79899" calcext:value-type="float">
            <text:p>1,79899</text:p>
          </table:table-cell>
          <table:table-cell office:value-type="float" office:value="1.280233" calcext:value-type="float">
            <text:p>1,280233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0-</text:p>
          </table:table-cell>
          <table:table-cell table:style-name="ce1" office:value-type="string" calcext:value-type="string">
            <text:p>15-12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2</text:p>
          </table:table-cell>
          <table:table-cell office:value-type="float" office:value="0.03" calcext:value-type="float">
            <text:p>0,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9858" calcext:value-type="float">
            <text:p>0,019858</text:p>
          </table:table-cell>
          <table:table-cell office:value-type="float" office:value="1.808334" calcext:value-type="float">
            <text:p>1,808334</text:p>
          </table:table-cell>
          <table:table-cell office:value-type="float" office:value="1.28976" calcext:value-type="float">
            <text:p>1,28976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60-40-2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03982" calcext:value-type="float">
            <text:p>-0,003982</text:p>
          </table:table-cell>
          <table:table-cell office:value-type="float" office:value="1.802514" calcext:value-type="float">
            <text:p>1,802514</text:p>
          </table:table-cell>
          <table:table-cell office:value-type="float" office:value="1.284692" calcext:value-type="float">
            <text:p>1,284692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30-20-1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53627" calcext:value-type="float">
            <text:p>0,053627</text:p>
          </table:table-cell>
          <table:table-cell office:value-type="float" office:value="1.767491" calcext:value-type="float">
            <text:p>1,767491</text:p>
          </table:table-cell>
          <table:table-cell office:value-type="float" office:value="1.257527" calcext:value-type="float">
            <text:p>1,257527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60-4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6697" calcext:value-type="float">
            <text:p>0,146697</text:p>
          </table:table-cell>
          <table:table-cell office:value-type="float" office:value="1.75556" calcext:value-type="float">
            <text:p>1,75556</text:p>
          </table:table-cell>
          <table:table-cell office:value-type="float" office:value="1.247205" calcext:value-type="float">
            <text:p>1,247205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30-20-1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8155" calcext:value-type="float">
            <text:p>0,148155</text:p>
          </table:table-cell>
          <table:table-cell office:value-type="float" office:value="1.735331" calcext:value-type="float">
            <text:p>1,735331</text:p>
          </table:table-cell>
          <table:table-cell office:value-type="float" office:value="1.233154" calcext:value-type="float">
            <text:p>1,233154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40-1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5596" calcext:value-type="float">
            <text:p>0,015596</text:p>
          </table:table-cell>
          <table:table-cell office:value-type="float" office:value="1.806294" calcext:value-type="float">
            <text:p>1,806294</text:p>
          </table:table-cell>
          <table:table-cell office:value-type="float" office:value="1.281949" calcext:value-type="float">
            <text:p>1,281949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60-4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85038" calcext:value-type="float">
            <text:p>0,085038</text:p>
          </table:table-cell>
          <table:table-cell office:value-type="float" office:value="1.698551" calcext:value-type="float">
            <text:p>1,698551</text:p>
          </table:table-cell>
          <table:table-cell office:value-type="float" office:value="1.220154" calcext:value-type="float">
            <text:p>1,220154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40-3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5565" calcext:value-type="float">
            <text:p>0,005565</text:p>
          </table:table-cell>
          <table:table-cell office:value-type="float" office:value="1.477036" calcext:value-type="float">
            <text:p>1,477036</text:p>
          </table:table-cell>
          <table:table-cell office:value-type="float" office:value="1.082194" calcext:value-type="float">
            <text:p>1,082194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3-</text:p>
          </table:table-cell>
          <table:table-cell table:style-name="ce1" office:value-type="string" calcext:value-type="string">
            <text:p>15-12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2</text:p>
          </table:table-cell>
          <table:table-cell office:value-type="float" office:value="0.03" calcext:value-type="float">
            <text:p>0,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4364" calcext:value-type="float">
            <text:p>0,054364</text:p>
          </table:table-cell>
          <table:table-cell office:value-type="float" office:value="1.480782" calcext:value-type="float">
            <text:p>1,480782</text:p>
          </table:table-cell>
          <table:table-cell office:value-type="float" office:value="1.081265" calcext:value-type="float">
            <text:p>1,081265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60-40-2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9396" calcext:value-type="float">
            <text:p>0,049396</text:p>
          </table:table-cell>
          <table:table-cell office:value-type="float" office:value="1.468698" calcext:value-type="float">
            <text:p>1,468698</text:p>
          </table:table-cell>
          <table:table-cell office:value-type="float" office:value="1.067119" calcext:value-type="float">
            <text:p>1,067119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3-1-4-2-5-6-7-8-0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30-20-1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9794" calcext:value-type="float">
            <text:p>0,009794</text:p>
          </table:table-cell>
          <table:table-cell office:value-type="float" office:value="1.504173" calcext:value-type="float">
            <text:p>1,504173</text:p>
          </table:table-cell>
          <table:table-cell office:value-type="float" office:value="1.107992" calcext:value-type="float">
            <text:p>1,107992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60-4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1.441981" calcext:value-type="float">
            <text:p>1,441981</text:p>
          </table:table-cell>
          <table:table-cell office:value-type="float" office:value="1.031756" calcext:value-type="float">
            <text:p>1,031756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30-20-1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074" calcext:value-type="float">
            <text:p>0,011074</text:p>
          </table:table-cell>
          <table:table-cell office:value-type="float" office:value="1.409887" calcext:value-type="float">
            <text:p>1,409887</text:p>
          </table:table-cell>
          <table:table-cell office:value-type="float" office:value="1.020554" calcext:value-type="float">
            <text:p>1,020554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60-4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3038" calcext:value-type="float">
            <text:p>0,003038</text:p>
          </table:table-cell>
          <table:table-cell office:value-type="float" office:value="1.750431" calcext:value-type="float">
            <text:p>1,750431</text:p>
          </table:table-cell>
          <table:table-cell office:value-type="float" office:value="1.247005" calcext:value-type="float">
            <text:p>1,247005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30-20-1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026374" calcext:value-type="float">
            <text:p>-0,026374</text:p>
          </table:table-cell>
          <table:table-cell office:value-type="float" office:value="1.724411" calcext:value-type="float">
            <text:p>1,724411</text:p>
          </table:table-cell>
          <table:table-cell office:value-type="float" office:value="1.241303" calcext:value-type="float">
            <text:p>1,241303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60-40-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55834" calcext:value-type="float">
            <text:p>0,055834</text:p>
          </table:table-cell>
          <table:table-cell office:value-type="float" office:value="1.396678" calcext:value-type="float">
            <text:p>1,396678</text:p>
          </table:table-cell>
          <table:table-cell office:value-type="float" office:value="0.999465" calcext:value-type="float">
            <text:p>0,999465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0-1-2-3-4-5-6-7-8-9-10-11-12-13-14-15</text:p>
          </table:table-cell>
          <table:table-cell office:value-type="string" calcext:value-type="string">
            <text:p>3-</text:p>
          </table:table-cell>
          <table:table-cell office:value-type="string" calcext:value-type="string">
            <text:p>30-20-1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l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40503" calcext:value-type="float">
            <text:p>0,040503</text:p>
          </table:table-cell>
          <table:table-cell office:value-type="float" office:value="1.404084" calcext:value-type="float">
            <text:p>1,404084</text:p>
          </table:table-cell>
          <table:table-cell office:value-type="float" office:value="1.004072" calcext:value-type="float">
            <text:p>1,004072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9:17:15.974826335</dc:date>
    <meta:editing-duration>PT3M40S</meta:editing-duration>
    <meta:editing-cycles>1</meta:editing-cycles>
    <meta:document-statistic meta:table-count="1" meta:cell-count="248" meta:object-count="0"/>
    <meta:generator>LibreOffice/5.4.6.2$Linux_X86_64 LibreOffice_project/40m0$Build-2</meta:generator>
  </office:meta>
</office:document-meta>
</file>